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wellm3n">
      <style:table-properties table:display="true" style:writing-mode="lr-tb"/>
    </style:style>
    <style:style style:name="ta2" style:family="table" style:master-page-name="PageStyle_5f_lssvm">
      <style:table-properties table:display="true" style:writing-mode="lr-tb"/>
    </style:style>
    <style:style style:name="ta3" style:family="table" style:master-page-name="PageStyle_5f_selection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wellm3n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Gt_init</text:p>
          </table:table-cell>
          <table:table-cell office:value-type="string" calcext:value-type="string">
            <text:p>Gt_1</text:p>
          </table:table-cell>
          <table:table-cell office:value-type="string" calcext:value-type="string">
            <text:p>Gt_2</text:p>
          </table:table-cell>
          <table:table-cell office:value-type="string" calcext:value-type="string">
            <text:p>Org_GT</text:p>
          </table:table-cell>
          <table:table-cell table:style-name="Default" office:value-type="string" calcext:value-type="string">
            <text:p>Wellm3n_Pred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71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ssvm" table:style-name="ta2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h_init</text:p>
          </table:table-cell>
          <table:table-cell office:value-type="string" calcext:value-type="string">
            <text:p>H_1</text:p>
          </table:table-cell>
          <table:table-cell office:value-type="string" calcext:value-type="string">
            <text:p>H_2</text:p>
          </table:table-cell>
          <table:table-cell office:value-type="string" calcext:value-type="string">
            <text:p>Org_GT</text:p>
          </table:table-cell>
          <table:table-cell office:value-type="string" calcext:value-type="string">
            <text:p>LSSVM_Pred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71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lection" table:style-name="ta3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ot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4" calcext:value-type="float">
            <text:p>234</text:p>
          </table:table-cell>
          <table:table-cell table:formula="of:=[.B2]-[.A2]" office:value-type="float" office:value="95" calcext:value-type="float">
            <text:p>95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AU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AU">
      <number:text> </number:text>
      <loext:fill-character> </loext:fill-character>
      <number:text>- </number:text>
    </number:number-style>
    <number:text-style style:name="N10121" number:language="en" number:country="AU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n" number:country="AU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1" style:volatile="true" number:language="en" number:country="AU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AU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AU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AU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4P0" style:volatile="true" number:language="en" number:country="AU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1" style:volatile="true" number:language="en" number:country="AU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2" style:volatile="true" number:language="en" number:country="AU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ellm3n" style:display-name="PageStyle_wellm3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ssvm" style:display-name="PageStyle_lssvm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lection" style:display-name="PageStyle_selectio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3:18:19</meta:creation-date>
    <meta:initial-creator>Syed Abidi</meta:initial-creator>
    <dc:language>en-AU</dc:language>
    <dc:creator>Syed Abidi</dc:creator>
    <dc:date>2016-06-02T11:57:09</dc:date>
    <meta:editing-cycles>13</meta:editing-cycles>
    <meta:editing-duration>PT8M27S</meta:editing-duration>
    <meta:generator>LibreOffice/4.2.8.2$Linux_X86_64 LibreOffice_project/420$Build-2</meta:generator>
    <meta:document-statistic meta:table-count="3" meta:cell-count="14216" meta:object-count="0"/>
  </office:meta>
</office:document-meta>
</file>